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67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14.776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39.164cm"/>
    </style:style>
    <style:style style:name="co11" style:family="table-column">
      <style:table-column-properties fo:break-before="auto" style:column-width="8.527cm"/>
    </style:style>
    <style:style style:name="co12" style:family="table-column">
      <style:table-column-properties fo:break-before="auto" style:column-width="7.202cm"/>
    </style:style>
    <style:style style:name="co9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2.411cm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37cm" fo:break-before="auto" style:use-optimal-row-height="false"/>
    </style:style>
    <style:style style:name="ro9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766cm" fo:break-before="auto" style:use-optimal-row-height="false"/>
    </style:style>
    <style:style style:name="ro11" style:family="table-row">
      <style:table-row-properties style:row-height="1.771cm" fo:break-before="auto" style:use-optimal-row-height="false"/>
    </style:style>
    <style:style style:name="ta4" style:family="table" style:master-page-name="PageStyle_5f_xml_20_fil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o_20_do">
      <style:table-properties table:display="true" style:writing-mode="lr-tb"/>
    </style:style>
    <style:style style:name="ce1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dddddd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" style:family="table-cell" style:parent-style-name="Excel_20_Built-in_20_Normal">
      <style:table-cell-properties fo:background-color="#333333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" style:family="table-cell" style:parent-style-name="Excel_20_Built-in_20_Normal">
      <style:table-cell-properties fo:background-color="#dddddd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0" style:family="table-cell" style:parent-style-name="Excel_20_Built-in_20_Normal">
      <style:table-cell-properties fo:background-color="#dddddd"/>
      <style:text-properties fo:color="#6666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" style:family="table-cell" style:parent-style-name="Excel_20_Built-in_20_Normal"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2" style:family="table-cell" style:parent-style-name="Excel_20_Built-in_20_Normal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ml files" table:style-name="ta4" table:print="false">
        <office:forms form:automatic-focus="false" form:apply-design-mode="false"/>
        <table:table-column table:style-name="co3" table:default-cell-style-name="ce3"/>
        <table:table-column table:style-name="co4" table:default-cell-style-name="ce10"/>
        <table:table-column table:style-name="co5" table:default-cell-style-name="ce10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1" table:default-cell-style-name="ce15"/>
        <table:table-column table:style-name="co12" table:default-cell-style-name="ce15"/>
        <table:table-column table:style-name="co5" table:number-columns-repeated="1016" table:default-cell-style-name="ce15"/>
        <table:table-row table:style-name="ro7">
          <table:table-cell table:style-name="ce1"/>
          <table:table-cell table:style-name="ce5" office:value-type="string">
            <text:p>done</text:p>
          </table:table-cell>
          <table:table-cell table:style-name="ce5" office:value-type="string">
            <text:p>wip</text:p>
          </table:table-cell>
          <table:table-cell table:style-name="ce13" office:value-type="string">
            <text:p>files</text:p>
          </table:table-cell>
          <table:table-cell table:style-name="ce13"/>
          <table:table-cell table:style-name="ce13" office:value-type="string">
            <text:p>notes</text:p>
          </table:table-cell>
          <table:table-cell table:style-name="ce13" table:number-columns-repeated="1018"/>
        </table:table-row>
        <table:table-row table:style-name="ro8">
          <table:table-cell table:style-name="ce2"/>
          <table:table-cell table:style-name="ce6" table:number-columns-repeated="2"/>
          <table:table-cell table:style-name="ce14" table:number-columns-repeated="1021"/>
        </table:table-row>
        <table:table-row table:style-name="ro7">
          <table:table-cell/>
          <table:table-cell table:style-name="ce7"/>
          <table:table-cell table:style-name="ce11"/>
          <table:table-cell table:number-columns-repeated="1021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AddonBrowser</text:p>
          </table:table-cell>
          <table:table-cell/>
          <table:table-cell office:value-type="string">
            <text:p>improve layout , may add 2nd view type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1_InitialStartUp</text:p>
          </table:table-cell>
          <table:table-cell/>
          <table:table-cell office:value-type="string">
            <text:p>go over default settings when beta/final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3_Configuration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04_CustomContextual</text:p>
          </table:table-cell>
          <table:table-cell/>
          <table:table-cell office:value-type="string">
            <text:p>may add tmdb.helper stuff, get better layout (heading,colors,) slide anim are fine</text:p>
          </table:table-cell>
          <table:table-cell table:number-columns-repeated="1018"/>
        </table:table-row>
        <table:table-row table:style-name="ro7">
          <table:table-cell office:value-type="string">
            <text:p>unused <text:s/></text:p>
          </table:table-cell>
          <table:table-cell table:style-name="ce7"/>
          <table:table-cell table:style-name="ce11" office:value-type="string">
            <text:p>x</text:p>
          </table:table-cell>
          <table:table-cell table:style-name="ce16" office:value-type="string">
            <text:p>Custom_1105_SettingsViews <text:s text:c="2"/>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, add labels, fix navigation, resolve player label overlays)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11_HUB_Music_Fancy</text:p>
          </table:table-cell>
          <table:table-cell/>
          <table:table-cell office:value-type="string">
            <text:p>maybe replacement later,keep digferent from 1110 for adjustimg, goal is a better place usage, add recommendations, better info placements, bigger heading fonts, resolve custom container sort options (new button group; sort by,sortorder,show info, play from here, add playlist? ) , better font , slideout menu, add sorting functions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17" office:value-type="string">
            <text:p>Custom_1115_HUB_tmdb</text:p>
          </table:table-cell>
          <table:table-cell/>
          <table:table-cell office:value-type="string">
            <text:p>got some ideas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20_Search</text:p>
          </table:table-cell>
          <table:table-cell/>
          <table:table-cell office:value-type="string">
            <text:p>go over containers,id's, maybe add info layout</text:p>
          </table:table-cell>
          <table:table-cell table:number-columns-repeated="1018"/>
        </table:table-row>
        <table:table-row table:style-name="ro7">
          <table:table-cell office:value-type="string">
            <text:p>unused <text:s/></text:p>
          </table:table-cell>
          <table:table-cell table:style-name="ce8"/>
          <table:table-cell table:style-name="ce11" office:value-type="string">
            <text:p>x</text:p>
          </table:table-cell>
          <table:table-cell table:style-name="ce16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/>
          <table:table-cell office:value-type="string">
            <text:p>Custom_1123_blurtest</text:p>
          </table:table-cell>
          <table:table-cell/>
          <table:table-cell office:value-type="string">
            <text:p>delete me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33_login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 - kodi crash - therefore outcommented action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<text:s/>to true (music player)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AddonInfo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AddonSetting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2"/>
          <table:table-cell office:value-type="string">
            <text:p>DialogBusy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ButtonMenu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Confirm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ContextMenu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ExtendedProgressBa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/>
          <table:table-cell office:value-type="string">
            <text:p>DialogFavourite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Keyboard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MediaSource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MusicInfo</text:p>
          </table:table-cell>
          <table:table-cell/>
          <table:table-cell office:value-type="string">
            <text:p>need fix navigation, containers, artwork dump options?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Notification</text:p>
          </table:table-cell>
          <table:table-cell/>
          <table:table-cell office:value-type="string">
            <text:p>may change layout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Numeric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PictureInfo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Guide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Manage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ChannelsOSD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GroupManage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GuideSearch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DialogPVRInfo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table:style-name="ce18" office:value-type="string">
            <text:p>DialogSeekBar</text:p>
          </table:table-cell>
          <table:table-cell/>
          <table:table-cell office:value-type="string">
            <text:p>i may not need it , shows up if paused/seeking ?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elect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lider</text:p>
          </table:table-cell>
          <table:table-cell/>
          <table:table-cell office:value-type="string">
            <text:p>current positionining assumes dialogsettings is previous window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Subtitle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EventLog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FileBrowser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FileManage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 ; may add arial fontset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18" office:value-type="string">
            <text:p>GameOSD</text:p>
          </table:table-cell>
          <table:table-cell/>
          <table:table-cell office:value-type="string">
            <text:p>change layout,check/add setting; go over possible bool setting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LoginScreen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MusicOSD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MusicVisualisation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Game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MusicPlaylistEdito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ics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laylist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Programs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Channels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Guide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Recordings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Search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PVRTimers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MyWeathe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 <text:s text:c="2"/>&lt;visible&gt;Player.HasMedia + Window.IsActive(PlayerControls) + !Window.IsActive(FullscreenVideo) + !Window.IsActive(FullscreenGame) + !Window.IsActive(Visualisation)&lt;/visible&gt; 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Pointer</text:p>
          </table:table-cell>
          <table:table-cell/>
          <table:table-cell office:value-type="string">
            <text:p>may drop touch mouse support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matrix change – remove id 210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image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person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cript-embuary-video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Category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Profile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ScreenCalibration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ettingsSystemInfo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kinsettings</text:p>
          </table:table-cell>
          <table:table-cell/>
          <table:table-cell office:value-type="string">
            <text:p>layout done, add remove settings only</text:p>
          </table:table-cell>
          <table:table-cell table:number-columns-repeated="1018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lideShow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martPlaylistEditor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SmartPlaylistRule</text:p>
          </table:table-cell>
          <table:table-cell table:number-columns-repeated="1020"/>
        </table:table-row>
        <table:table-row table:style-name="ro7">
          <table:table-cell/>
          <table:table-cell table:style-name="ce7" office:value-type="string">
            <text:p>x</text:p>
          </table:table-cell>
          <table:table-cell table:style-name="ce11"/>
          <table:table-cell office:value-type="string">
            <text:p>Startup</text:p>
          </table:table-cell>
          <table:table-cell table:number-columns-repeated="1020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VideoFullScreen</text:p>
          </table:table-cell>
          <table:table-cell table:style-name="ce3"/>
          <table:table-cell table:style-name="ce22"/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office:value-type="string">
            <text:p>VideoOSD</text:p>
          </table:table-cell>
          <table:table-cell table:style-name="ce3"/>
          <table:table-cell table:style-name="ce23" office:value-type="string">
            <text:p>decide to optional add some labels; revisit code for cleanup, espeacialy show/hide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11" office:value-type="string">
            <text:p>x</text:p>
          </table:table-cell>
          <table:table-cell table:style-name="ce3" office:value-type="string">
            <text:p>VideoOSDBookmarks</text:p>
          </table:table-cell>
          <table:table-cell table:style-name="ce3"/>
          <table:table-cell table:style-name="ce22"/>
          <table:table-cell table:number-columns-repeated="1018"/>
        </table:table-row>
        <table:table-row table:style-name="ro7">
          <table:table-cell table:style-name="ce4"/>
          <table:table-cell table:style-name="ce9" table:number-columns-repeated="2"/>
          <table:table-cell table:style-name="ce19" office:value-type="string">
            <text:p>swan_embuaryinfo_person</text:p>
          </table:table-cell>
          <table:table-cell table:style-name="ce21"/>
          <table:table-cell table:style-name="ce21" office:value-type="string">
            <text:p>not in use anymore</text:p>
          </table:table-cell>
          <table:table-cell table:style-name="ce21" table:number-columns-repeated="1018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animation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backgroundbuilding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color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constant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container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debug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default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dialog_musicinfo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dialog_videoinfo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expression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font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home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home_widget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hub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mediaflag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menucontrol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player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search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skinsetting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temp_kodiversion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ariables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0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02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03_504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04_OLD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1_52_53_54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6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view_58</text:p>
          </table:table-cell>
          <table:table-cell table:number-columns-repeated="1020"/>
        </table:table-row>
        <table:table-row table:style-name="ro7">
          <table:table-cell table:style-name="ce1"/>
          <table:table-cell table:style-name="ce5" table:number-columns-repeated="2"/>
          <table:table-cell table:style-name="ce20" office:value-type="string">
            <text:p>swan_widget_shortcuts</text:p>
          </table:table-cell>
          <table:table-cell table:number-columns-repeated="1020"/>
        </table:table-row>
        <table:table-row table:style-name="ro7" table:number-rows-repeated="8">
          <table:table-cell table:number-columns-repeated="1024"/>
        </table:table-row>
        <table:table-row table:style-name="ro9" table:number-rows-repeated="10484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hangelogs" table:style-name="ta2" table:print="false">
        <office:forms form:automatic-focus="false" form:apply-design-mode="false"/>
        <table:table-column table:style-name="co9" table:number-columns-repeated="9" table:default-cell-style-name="Default"/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4"/>1.08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justed/added :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• menucontrol </text:p>
          </table:table-cell>
          <table:table-cell table:number-columns-repeated="3"/>
          <table:table-cell office:value-type="string">
            <text:p>- add localized strings for temp used navigation buttons (menu group id 7000)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office:value-type="string">
            <text:p>• my*foo.nav.xmls </text:p>
          </table:table-cell>
          <table:table-cell table:number-columns-repeated="3"/>
          <table:table-cell office:value-type="string">
            <text:p>- footer mediaflags resolution - add images</text:p>
          </table:table-cell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- footer mediaflags mpaa - add images for mpaa prefix "FSK&lt;space&gt;"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5">
          <table:table-cell/>
          <table:table-cell office:value-type="string">
            <text:p>• videofullscreen </text:p>
          </table:table-cell>
          <table:table-cell table:number-columns-repeated="3"/>
          <table:table-cell office:value-type="string">
            <text:p>- dimm dialogsettings background for video-osd settings which needs a fullcreen preview (video,audio,subtitle), </text:p>
          </table:table-cell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- start adjustments if [ !Player.HasGame ] (dont start in gameosdosd, dont load default [videofullscreen]include)</text:p>
          </table:table-cell>
          <table:table-cell table:number-columns-repeated="3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musicosd/visualisation </text:p>
          </table:table-cell>
          <table:table-cell office:value-type="string">
            <text:p>- add rating button , which focus button to set user rating [onleft|ondown - decrease rating ; <text:s/>onup|onright increase rating]</text:p>
          </table:table-cell>
          <table:table-cell table:number-columns-repeated="6"/>
        </table:table-row>
        <table:table-row table:style-name="ro4">
          <table:table-cell table:number-columns-repeated="8"/>
          <table:table-cell office:value-type="string">
            <text:p>- add option for music vis/osd - 'show thumb + disc if discart'</text:p>
          </table:table-cell>
        </table:table-row>
        <table:table-row table:style-name="ro4">
          <table:table-cell table:number-columns-repeated="8"/>
          <table:table-cell office:value-type="string">
            <text:p>- add focus animation + img ctrl to indicate if scrollbar for artist/item info has focus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WIP view503 </text:p>
          </table:table-cell>
          <table:table-cell table:number-columns-repeated="3"/>
          <table:table-cell office:value-type="string">
            <text:p>- music artist/albums use square artwotk instead of poster</text:p>
          </table:table-cell>
          <table:table-cell table:number-columns-repeated="3"/>
        </table:table-row>
        <table:table-row table:style-name="ro4">
          <table:table-cell table:number-columns-repeated="8"/>
          <table:table-cell office:value-type="string">
            <text:p>- temp disabled extra/folderpath containers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dialoggamecontroller </text:p>
          </table:table-cell>
          <table:table-cell/>
          <table:table-cell office:value-type="string">
            <text:p>- fit layout to settings category when come from settings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game osd </text:p>
          </table:table-cell>
          <table:table-cell table:number-columns-repeated="4"/>
          <table:table-cell office:value-type="string">
            <text:p>- added, early wip, mostly unadjusted, esp. button/possible actions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dialogvolumebar</text:p>
          </table:table-cell>
          <table:table-cell table:number-columns-repeated="2"/>
          <table:table-cell office:value-type="string">
            <text:p>- added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playerprocessinfo</text:p>
          </table:table-cell>
          <table:table-cell table:number-columns-repeated="2"/>
          <table:table-cell office:value-type="string">
            <text:p>- added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• swan shortcuts</text:p>
          </table:table-cell>
          <table:table-cell table:number-columns-repeated="2"/>
          <table:table-cell office:value-type="string">
            <text:p>- added possibility to add games as mainmenu,widget shortcut for home window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MISC</text:p>
          </table:table-cell>
          <table:table-cell table:number-columns-repeated="8"/>
        </table:table-row>
        <table:table-row table:style-name="ro4">
          <table:table-cell office:value-type="string">
            <text:p>- textures repack</text:p>
          </table:table-cell>
          <table:table-cell table:number-columns-repeated="8"/>
        </table:table-row>
        <table:table-row table:style-name="ro4">
          <table:table-cell office:value-type="string">
            <text:p>- cleanup strings.po files</text:p>
          </table:table-cell>
          <table:table-cell table:number-columns-repeated="8"/>
        </table:table-row>
        <table:table-row table:style-name="ro4">
          <table:table-cell office:value-type="string">
            <text:p>- minor code cleanup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4"/>1.07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justed :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• DialogVideoInfo.xml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>
            <text:p>- fixed uncorrect theme apply (videoinfo, all edge vs top edge only for dedicated widgets if theme rounded active) 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lookup for movie extra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just/workaraound (add native cast container if script lookup fail - e.g. netflix,amazon vod addon) <text:s/>-TEMP SOLUTION - sadly container-folderpath is not filled for cast container 50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justed : slighly lowered alpha channel for fanart overlay (90% to 80%)</text:p>
          </table:table-cell>
          <table:table-cell table:number-columns-repeated="8"/>
        </table:table-row>
        <table:table-row table:style-name="ro4">
          <table:table-cell office:value-type="string">
            <text:p>- adjusted : footer stuuf </text:p>
          </table:table-cell>
          <table:table-cell table:number-columns-repeated="8"/>
        </table:table-row>
        <table:table-row table:style-name="ro4">
          <table:table-cell office:value-type="string">
            <text:p>- adjusted : progressbar , respect theme,tag panel (en/disabled)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ded : for music OSD - scrollbar for artist/item info, onclick opens textviewer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- added : WIP view503 - spotlight poster (not visible for episode content) , fixedlist</text:p>
          </table:table-cell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- options: be able to focus cast container , show(default)/hide ca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utoplay trailer if exi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witch artwork and info labels/metadata position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lign info labels/metadata (left , right , center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how/hide 'footer' / ~ mediaflag panel (mediaflags / special rating, studio logo)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https://i.imgur.com/PYwtsFc.png</text:p>
          </table:table-cell>
          <table:table-cell table:number-columns-repeated="5"/>
        </table:table-row>
        <table:table-row table:style-name="ro4" table:number-rows-repeated="3">
          <table:table-cell table:number-columns-repeated="9"/>
        </table:table-row>
        <table:table-row table:style-name="ro4">
          <table:table-cell office:value-type="string">
            <text:p>- added : WIP view504 - spotlight landscape <text:s/>, fixedlist , or panel if multirow</text:p>
          </table:table-cell>
          <table:table-cell table:number-columns-repeated="8"/>
        </table:table-row>
        <table:table-row table:style-name="ro4">
          <table:table-cell table:number-columns-repeated="3"/>
          <table:table-cell office:value-type="string">
            <text:p>- options: be able to focus cast container , show(default)/hide ca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utoplay trailer if exis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witch artwork and info labels/metadata position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align info labels/metadata (left , right , center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options: show/hide 'footer' / ~ mediaflag panel (mediaflags / special rating, studio logo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use multirow panel ??, maybe not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[imgur]d7omEoW[/imgur]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503 | 504 (horizontal navigation)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up you'll focus the scrollbar ( fades in on focus 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click onup if scrollbar has focus you'll focus the alphabet panel ( fades in on focus)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booth are not available onup will play trailer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if booth are not available + trailer dont exist you'll focus the filter control (if container can be filtered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down (default)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>
            <text:p>- if movie and not a set item, just show cast*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if movieset item, collection item - focus first item of set items (navigate with left right) ; show cast* on top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if tvshow,season - focus nextup/resume item, show focusable container of seasons (navigate with left right) ; show cast* on top*</text:p>
          </table:table-cell>
          <table:table-cell table:number-columns-repeated="4"/>
        </table:table-row>
        <table:table-row table:style-name="ro4">
          <table:table-cell table:number-columns-repeated="6"/>
          <table:table-cell office:value-type="string">
            <text:p>*= if setting 'hide cast' not enabled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if click ondown (focus cast content enabled)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>
            <text:p>- if cast available focus cast container, else fallback to default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https://i.imgur.com/BMwxP90.png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ded : new colors for spotlight views [*Home Layout is intentional not affected]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- color_spotlightlib_flags_backgroundpanel (image color for diffused background of rating / flag bar )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- color_spotlightlib_contentheading <text:s text:c="7"/>(text color for Container Heading e.g.: movies,shows,cast etc...)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- color_spotlightlib_bottomtag_fo</text:p>
          </table:table-cell>
          <table:table-cell/>
          <table:table-cell office:value-type="string">
            <text:p><text:s text:c="3"/>(text color tag labels of focused item)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- color_spotlightlib_bottomtag_nf</text:p>
          </table:table-cell>
          <table:table-cell/>
          <table:table-cell office:value-type="string">
            <text:p><text:s text:c="3"/>(text color tag labels of unfocused items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- added :'behaviour' by default hide info if "player paused + system.idletime(5) + osd not active" - currently not optional, experiment - revisit for if/how</text:p>
          </table:table-cell>
          <table:table-cell table:number-columns-repeated="8"/>
        </table:table-row>
        <table:table-row table:style-name="ro4">
          <table:table-cell office:value-type="string">
            <text:p>- added : show progress bar/indicator for in progress shows/seasons</text:p>
          </table:table-cell>
          <table:table-cell table:number-columns-repeated="8"/>
        </table:table-row>
        <table:table-row table:style-name="ro4">
          <table:table-cell office:value-type="string">
            <text:p>- added : horizontal alphabet bar/scrollbar , <text:s/>vertical alphabet bar for window(videos) - HARDCODED colors</text:p>
          </table:table-cell>
          <table:table-cell table:number-columns-repeated="8"/>
        </table:table-row>
        <table:table-row table:style-name="ro4">
          <table:table-cell office:value-type="string">
            <text:p>- added : videoinfo - crew lookup <text:s/>( provided by plugin.video.themoviedb.helper if online )</text:p>
          </table:table-cell>
          <table:table-cell table:number-columns-repeated="8"/>
        </table:table-row>
        <table:table-row table:style-name="ro4">
          <table:table-cell office:value-type="string">
            <text:p>- fixed : videoinfo - cast lookup conditions/variable ( added fallback provided by plugin.video.themoviedb.helper if online )</text:p>
          </table:table-cell>
          <table:table-cell table:number-columns-repeated="8"/>
        </table:table-row>
        <table:table-row table:style-name="ro4">
          <table:table-cell office:value-type="string">
            <text:p>- fixed : false positve trailer check if using ' RunScript(script.embuary.helper,action=lookforfile,file='"$INFO[listitem.path]$INFO[listitem.FolderName,,-trailer].mp4) ', was set true if foldername missing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MISC</text:p>
          </table:table-cell>
          <table:table-cell table:number-columns-repeated="8"/>
        </table:table-row>
        <table:table-row table:style-name="ro4">
          <table:table-cell office:value-type="string">
            <text:p>- textures repack</text:p>
          </table:table-cell>
          <table:table-cell table:number-columns-repeated="8"/>
        </table:table-row>
        <table:table-row table:style-name="ro4">
          <table:table-cell office:value-type="string">
            <text:p>- code: fixed/adjusted footer include, some cleanup/changes</text:p>
          </table:table-cell>
          <table:table-cell table:number-columns-repeated="8"/>
        </table:table-row>
        <table:table-row table:style-name="ro4">
          <table:table-cell office:value-type="string">
            <text:p>- code: renamed some settings for better code usage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- if you notice some things changed on update, check the settings and en/disable your prefered stuff before consider report a bug</text:p>
          </table:table-cell>
          <table:table-cell table:number-columns-repeated="6"/>
        </table:table-row>
        <table:table-row table:style-name="ro4" table:number-rows-repeated="2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5"/>1.06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- minor code cleanup/changes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/ adjusted dialogsubtitles , dialogslider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setting to disable youtube lookups for trailers for view58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changed (wrong used) textures used in dialogkeyboard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(wrong used) font dialogkeyboard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fixed/adjusted/add settings (colorpicker, weather , embuary info 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videopreview window overlay if trailer playing in dialogvideoinfo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false operating/aplience of widget layout if setting for widget tag is changed in widget editor -&gt; added automatic reload skin (correct theme apply ,correct size appl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stuff in view58 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- clearlogo/label fetch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content call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plural ; singular label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refresh local trailer, if going to other show by using similiar item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- artwork dissue ( item edges round vs default)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 WIP unfinished choose custom focus item/page (onload focus first 'nextup widget item/page' or 'season items' ; default 'start at info')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functional options for autoplay trailers for dedicated viewtypes (50,56,502)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1.04~beta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/ improved panel views (poster,landscape,square) - adjust layout when tags disabled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/ improved item focus animation list view (50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changed behaviour when toggle footer in media widndows[ slide animation, as compromise, as bottom 0 will require reload.skin() ]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ability to use executebuiltins for custom homemenu item entry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ability to use custom target, path for homemenu / widget item entrys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option to disable tags for square panel view (54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added font/license - used Montserrat bold as clearlogo fallback font in title 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fixed : view circle (52) menucontrol dont slide out on menu exiting</text:p>
          </table:table-cell>
          <table:table-cell table:number-columns-repeated="6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 <text:s text:c="15"/>1.05~alpha <text:s text:c="8"/>#######################</text:p>
          </table:table-cell>
          <table:table-cell table:number-columns-repeated="8"/>
        </table:table-row>
        <table:table-row table:style-name="ro4">
          <table:table-cell office:value-type="string">
            <text:p>##################################################################################</text:p>
          </table:table-cell>
          <table:table-cell table:number-columns-repeated="8"/>
        </table:table-row>
        <table:table-row table:style-name="ro4">
          <table:table-cell table:number-columns-repeated="9"/>
        </table:table-row>
        <table:table-row table:style-name="ro4">
          <table:table-cell table:number-columns-repeated="2"/>
          <table:table-cell office:value-type="string">
            <text:p>- added artwork.dump addonseetings item in settings window (matrix only)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- improved autoplay trailer behaviour for home menu </text:p>
          </table:table-cell>
          <table:table-cell table:number-columns-repeated="6"/>
        </table:table-row>
        <table:table-row table:style-name="ro4">
          <table:table-cell table:number-columns-repeated="3"/>
          <table:table-cell office:value-type="string">
            <text:p>-&gt;</text:p>
          </table:table-cell>
          <table:table-cell office:value-type="string">
            <text:p>still an 'experimental feature and will alwas be 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due to refreshing widget container if playable media start playing,stop playing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-&gt; if not spotlight home layout is in use , there is an option to use a big preview window which opens after 5 sec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<text:s text:c="3"/>or you can show a tiny preview windoe in the corresponding widget row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https://streamable.com/pmze4l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-&gt; in generell at current state not recommended if using android touch device <text:s/>-&gt; touch input dont count as input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<text:s text:c="2"/>maybe i switch to other usage to prevent this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- code cleanup</text:p>
          </table:table-cell>
          <table:table-cell table:number-columns-repeated="6"/>
        </table:table-row>
        <table:table-row table:style-name="ro4" table:number-rows-repeated="4">
          <table:table-cell table:number-columns-repeated="9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 <text:s text:c="2"/>reminder <text:s text:c="2"/>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office:value-type="string">
            <text:p>https://developer.mozilla.org/en-US/docs/Web/JavaScript/Reference/Global_Objects/encodeURIComponent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decode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decodedpath: ${encodeURIComponent('{"rules":{"and":[{"field":"album","operator":"contains","value":["INFOLABEL"]}]},"type":"albums"}')}`);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decodedpath: ${encodeURIComponent('{"limit":1,"order":{"direction":"ascending","method":"playcount"},"rules":{"and":[{"field":"playcount","operator":"is","value":["0"]},{"field":"tvshow","operator":"is","value":["INFOLABEL"]}]},"type":"episodes"}')}`);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4">
          <table:table-cell/>
          <table:table-cell office:value-type="string">
            <text:p>encode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onsole.log(`encodedpath: ${decodeURIComponent('%7B%22rules%22%3A%7B%22and%22%3A%5B%7B%22field%22%3A%22album%22%2C%22operator%22%3A%22contains%22%2C%22value%22%3A%5B%22INFOLABEL%22%5D%7D%5D%7D%2C%22type%22%3A%22albums%22%7D')}`);</text:p>
          </table:table-cell>
          <table:table-cell table:number-columns-repeated="7"/>
        </table:table-row>
        <table:table-row table:style-name="ro4" table:number-rows-repeated="2">
          <table:table-cell table:number-columns-repeated="9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##################################################################################</text:p>
          </table:table-cell>
          <table:table-cell table:number-columns-repeated="7"/>
        </table:table-row>
        <table:table-row table:style-name="ro4" table:number-rows-repeated="3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- use localized view id strings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lock views - vis conditions - ' string.isequal(container.content(**), skin.string(locked_movie_viewid) ?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disable views - include conditions 'skin has setting(**)' for viewtype id(s) - vis cond 'skin has setting(**)'for native content containers</text:p>
          </table:table-cell>
          <table:table-cell table:number-columns-repeated="4"/>
        </table:table-row>
        <table:table-row table:style-name="ro4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- item tag color circle panels (need revisit)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custom shutdown menu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home mainmenu - submenu usage/or just *.folderpath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go over content call variables <text:s/>[ERROR: XFILE::CDirectory::GetDirectory - Error getting -] "-" 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- watched indicator +/| progressbar go over usage places</text:p>
          </table:table-cell>
          <table:table-cell table:number-columns-repeated="4"/>
        </table:table-row>
        <table:table-row table:style-name="ro4" table:number-rows-repeated="3">
          <table:table-cell table:number-columns-repeated="9"/>
        </table:table-row>
        <table:table-row table:style-name="ro4">
          <table:table-cell table:number-columns-repeated="4"/>
          <table:table-cell office:value-type="string">
            <text:p>No Idea</text:p>
          </table:table-cell>
          <table:table-cell table:number-columns-repeated="4"/>
        </table:table-row>
        <table:table-row table:style-name="ro4">
          <table:table-cell table:number-columns-repeated="5"/>
          <table:table-cell office:value-type="string">
            <text:p>Trying to add unsupported control type 16 (MyVideoNav.xml)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Trying to add unsupported control type 1 <text:s/>(Generell)</text:p>
          </table:table-cell>
          <table:table-cell table:number-columns-repeated="4"/>
        </table:table-row>
      </table:table>
      <table:table table:name="to do" table:style-name="ta3" table:print="false">
        <office:forms form:automatic-focus="false" form:apply-design-mode="false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4" table:number-columns-repeated="1022" table:default-cell-style-name="Excel_20_Built-in_20_Normal"/>
        <table:table-row table:style-name="ro6" table:number-rows-repeated="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style-name="Default" office:value-type="string">
            <text:p>colors:</text:p>
          </table:table-cell>
          <table:table-cell table:style-name="ce32" office:value-type="string">
            <text:p>template bg error in generell for color usage menucontrol ; use common button fo/nf</text:p>
          </table:table-cell>
          <table:table-cell table:number-columns-repeated="1022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8">18.06.2021</text:date>, <text:time>09:07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xml_20_files" style:display-name="PageStyle_xml 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1-06-18T09:07:41.62</dc:date>
    <meta:editing-duration>PT6M42S</meta:editing-duration>
    <meta:editing-cycles>5</meta:editing-cycles>
    <meta:document-statistic meta:table-count="3" meta:cell-count="420" meta:object-count="0"/>
  </office:meta>
</office:document-meta>
</file>